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Code">
      <style:paragraph-properties fo:margin-left="0cm" fo:margin-right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WollMux-Kommandos</text:h>
      <text:p text:style-name="Standard">Dieses Dokument enthält ein paar WollMux-Kommandos. Ein WollMux-Kommando ist ein benanntes Bookmark, wobei der Name des Bookmarks das Kommando enthält. Ein WollMux-Kommando hat folgenden Aufbau:</text:p>
      <text:p text:style-name="Standard"/>
      <text:p text:style-name="Standard">WM(CMD '&lt;kommando&gt;' PARAMETER_FOO 'foo' ... )&lt;nummer&gt;</text:p>
      <text:p text:style-name="Standard">Die Syntax der WM-Kommandos richtet sich nach der durch ConfigThingy beschriebenen Konfigruationssprache. Der String &lt;kommando&gt; beschreibt das einzufügende Kommando. Jedes Kommando kann benannte Parameter wie z.B. Den PARAMETER_FOO besitzen. Da Bookmarks eindeutig sein müssen, ist an jedes Kommando, das bereits in der exakt selben Schreibweise definiert worden ist eine Zahl &lt;nummer&gt; anzuhängen. Die Zahl wird bei unterschiedlich geschriebenen Kommandos nicht benötigt.</text:p>
      <text:p text:style-name="Standard"/>
      <text:p text:style-name="Standard">Die Briefkopfkomponente unterstützt folgende Kommandos:</text:p>
      <text:p text:style-name="Standard"/>
      <text:p text:style-name="P1">WM(CMD 'insertFrag' FRAG_ID '&lt;fragement_id&gt;')</text:p>
      <text:p text:style-name="Standard">Fügt das in der Konfigurationsdatei unter &lt;fragment_id&gt; definierte Textfragment an dieser Stelle ein. Ein Textfragment kann weitere WollMux-Kommandos enthalten, die sofort ausgewertet werden.<text:line-break/></text:p>
      <text:p text:style-name="Code">WM(CMD 'insertValue' DB_SPALTE '&lt;spaltenname&gt;')</text:p>
      <text:p text:style-name="Standard">Fügt das Datenfeld &lt;feldname&gt; des aktuellen Absenders in das Dokument ein.</text:p>
      <text:p text:style-name="Standard"/>
      <text:h text:style-name="Heading_20_1" text:outline-level="1">Test</text:h>
      <text:p text:style-name="Text_20_body">Hier kommen ein Paar Kommandos. Das Testbeispiel setzt auf der Konfigurationsdatei „testdata/TextfragmentsTest.conf“ auf. Zwischen den '&lt;&gt;'-Zeichen eingebettet befindet sich das Bookmark des Kommandos:</text:p>
      <text:p text:style-name="Standard">WM(CMD 'insertFrag' FRAG_ID 'test_a'): &lt;<text:bookmark text:name="WM(CMD 'insertFrag' FRAG_ID 'test_a')"/>&gt;</text:p>
      <text:p text:style-name="Standard">WM(CMD 'insertFrag' FRAG_ID 'test_b'): &lt;<text:bookmark text:name="WM(CMD 'insertFrag' FRAG_ID 'test_b')"/>&gt;</text:p>
      <text:p text:style-name="Standard">WM(CMD 'insertFrag' FRAG_ID 'test_b')1: &lt;<text:bookmark text:name="WM(CMD 'insertFrag' FRAG_ID 'test_b')1"/>&gt;</text:p>
      <text:p text:style-name="Standard">WM(CMD 'insertFrag' FRAG_ID 'test_c'): &lt;<text:bookmark text:name="WM(CMD 'insertFrag' FRAG_ID 'test_c')"/>&gt;</text:p>
      <text:p text:style-name="Standard">WM(CMD 'insertFrag' FRAG_ID 'test_d'): &lt;<text:bookmark text:name="WM(CMD 'insertFrag' FRAG_ID 'test_d')"/>&gt;</text:p>
      <text:p text:style-name="Standard">WM(CMD 'insertValue' DB_SPALTE 'Anrede'): &lt;<text:bookmark text:name="WM(CMD 'insertValue' DB_SPALTE 'Anrede')"/>&gt;</text:p>
      <text:p text:style-name="Text_20_body">WM(CMD 'MichGibtsNicht'): &lt;<text:bookmark text:name="WM(CMD 'michGibtsNicht')"/>&gt;</text:p>
      <text:p text:style-name="Text_20_body">WM(Das ist ein Syntaxfehler): &lt;<text:bookmark text:name="WM(Das ist ein Syntaxfehler)"/>&gt;</text:p>
      <text:p text:style-name="Text_20_body">NormalesBookmark13: &lt;<text:bookmark text:name="NormalesBookmark13"/>&gt;</text:p>
      <text:p text:style-name="Text_20_body">WM( %include 'externesWollMuxKommando_wm' ): &lt;<text:bookmark text:name="WM( %include 'externesWollMuxKommando_wm' )"/>&gt;</text:p>
      <text:p text:style-name="Text_20_body">WM( %include 'gibtsNicht_wm' ): &lt;<text:bookmark text:name="WM( %include 'gibtsNicht_wm' )"/>&gt;</text:p>
      <text:p text:style-name="Text_20_body"><text:s text:c="3"/>WM <text:s text:c="2"/>(CMD 'insertValue' DB_SPALTE 'Name') 65: &lt;<text:bookmark text:name="  WM  (CMD 'insertValue' DB_SPALTE 'Name') 65"/>&gt;</text:p>
      <text:p text:style-name="Text_20_body">WM(CMD 'insertFrag' FRAG_ID 'test_k'): &lt;<text:bookmark text:name="WM(CMD 'insertFrag' FRAG_ID 'test_k')"/>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de" style:family="paragraph" style:parent-style-name="Standard" style:class="text">
      <style:text-properties style:font-name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5$Win32 OpenOffice.org_project/680m125$Build-8947</meta:generator>
    <meta:initial-creator>Christoph Lutz</meta:initial-creator>
    <meta:creation-date>2005-10-17T16:37:25</meta:creation-date>
    <dc:creator>Christoph Lutz</dc:creator>
    <dc:date>2005-10-27T13:18:33</dc:date>
    <dc:language>de-DE</dc:language>
    <meta:editing-cycles>8</meta:editing-cycles>
    <meta:editing-duration>PT1H27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4" meta:word-count="252" meta:character-count="1858"/>
  </office:meta>
</office:document-meta>
</file>